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ncad README</text:p>
      <text:p text:style-name="P1"/>
      <text:list xml:id="list2184007575" text:style-name="L1">
        <text:list-item>
          <text:p text:style-name="P2">First Time Setup</text:p>
          <text:list>
            <text:list-item>
              <text:p text:style-name="P2">Make sure the root of this folder is in the Search Path by navigating to <text:span text:style-name="T1">settings&gt;settings&gt;program options&gt;Files&gt;Support File Search Path</text:span></text:p>
            </text:list-item>
            <text:list-item>
              <text:p text:style-name="P2">Use the command <text:span text:style-name="T1">menuload</text:span><text:span text:style-name="T2"> to load the cencad.cui file</text:span></text:p>
            </text:list-item>
            <text:list-item>
              <text:p text:style-name="P2"><text:span text:style-name="T2">Navigate to </text:span><text:span text:style-name="T1">/home/YOURUSERNAME/Bricsys/Bricscad/V#/en_US </text:span><text:span text:style-name="T2"><text:s/>and delete all the folders with all lowercase letters (ie delete </text:span><text:span text:style-name="T1">support</text:span><text:span text:style-name="T2"> because there is already </text:span><text:span text:style-name="T1">Support</text:span><text:span text:style-name="T2">)</text:span></text:p>
            </text:list-item>
            <text:list-item>
              <text:p text:style-name="P2"><text:span text:style-name="T2">Open the </text:span><text:span text:style-name="T1">support</text:span><text:span text:style-name="T2"> folder and rename </text:span><text:span text:style-name="T1">default.pgp</text:span><text:span text:style-name="T2"> to </text:span><text:span text:style-name="T1">default.pgp_bak</text:span><text:span text:style-name="T2"> and COPY the </text:span><text:span text:style-name="T1">default.pgp</text:span><text:span text:style-name="T2"> file from this folder into ther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Centore</meta:initial-creator>
    <meta:creation-date>2010-08-09T17:46:26</meta:creation-date>
    <dc:date>2010-08-09T17:52:02</dc:date>
    <dc:creator>Daniel Centore</dc:creator>
    <meta:editing-duration>PT00H05M38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6" meta:word-count="78" meta:character-count="510"/>
  </office:meta>
</office:document-meta>
</file>